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A000000A15B0804528A8C247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3.817cm" svg:x="0.017cm" svg:y="0.004cm">
          <draw:image xlink:href="Pictures/100000010000033A000000A15B0804528A8C247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583cm" fo:page-height="3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1-13T09:15:59.947036634</dc:date>
    <meta:editing-duration>PT49S</meta:editing-duration>
    <meta:editing-cycles>1</meta:editing-cycles>
    <meta:document-statistic meta:object-count="1"/>
    <meta:generator>LibreOffice/7.3.7.2$Linux_X86_64 LibreOffice_project/30$Build-2</meta:generator>
  </office:meta>
</office:document-meta>
</file>